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text-properties style:font-name="sans-serif" fo:font-size="12pt" style:text-underline-style="none" fo:font-weight="bold" style:font-size-asian="12pt" style:font-weight-asian="bold" style:font-size-complex="12pt" style:font-weight-complex="bold"/>
    </style:style>
    <style:style style:name="P2" style:family="paragraph" style:parent-style-name="Standard" style:master-page-name="MP0">
      <style:paragraph-properties style:page-number="auto" fo:break-before="page"/>
    </style:style>
    <style:style style:name="P3" style:family="paragraph" style:parent-style-name="Standard">
      <style:paragraph-properties fo:margin-top="0cm" fo:margin-bottom="0cm"/>
      <style:text-properties style:font-name="sans-serif" fo:font-size="14.25pt" style:text-underline-style="solid" style:text-underline-width="auto" style:text-underline-color="font-color"/>
    </style:style>
    <style:style style:name="P4" style:family="paragraph" style:parent-style-name="Standard">
      <style:paragraph-properties fo:margin-top="0cm" fo:margin-bottom="0cm"/>
      <style:text-properties style:font-name="sans-serif" fo:font-size="14.25pt" style:text-underline-style="none"/>
    </style:style>
    <style:style style:name="P5" style:family="paragraph" style:parent-style-name="Standard">
      <style:paragraph-properties fo:margin-top="0cm" fo:margin-bottom="0cm"/>
      <style:text-properties style:font-name="sans-serif" fo:font-size="12pt" style:text-underline-style="none" fo:font-weight="bold" style:font-size-asian="12pt" style:font-weight-asian="bold" style:font-size-complex="12pt" style:font-weight-complex="bold"/>
    </style:style>
    <style:style style:name="P6" style:family="paragraph" style:parent-style-name="Standard">
      <style:paragraph-properties fo:margin-top="0cm" fo:margin-bottom="0cm"/>
      <style:text-properties style:font-name="sans-serif" fo:font-size="11pt" style:text-underline-style="none"/>
    </style:style>
    <style:style style:name="P7" style:family="paragraph" style:parent-style-name="Standard">
      <style:paragraph-properties fo:margin-top="0cm" fo:margin-bottom="0cm"/>
      <style:text-properties style:font-name="sans-serif" fo:font-size="11pt" style:text-underline-style="none" style:font-size-asian="11pt" style:font-size-complex="11pt"/>
    </style:style>
    <style:style style:name="P8" style:family="paragraph" style:parent-style-name="Standard" style:list-style-name="L2">
      <style:paragraph-properties fo:margin-top="0cm" fo:margin-bottom="0cm"/>
      <style:text-properties style:font-name="sans-serif" fo:font-size="11pt" style:text-underline-style="none" style:font-size-asian="11pt" style:font-size-complex="11pt"/>
    </style:style>
    <style:style style:name="P9" style:family="paragraph" style:parent-style-name="Standard" style:list-style-name="L3">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10" style:family="paragraph" style:parent-style-name="Standard">
      <style:paragraph-properties fo:margin-top="0cm" fo:margin-bottom="0cm"/>
      <style:text-properties style:text-underline-style="none"/>
    </style:style>
    <style:style style:name="P11" style:family="paragraph" style:parent-style-name="Listenabsatz" style:list-style-name="L1"/>
    <style:style style:name="P12" style:family="paragraph" style:parent-style-name="Heading_20_2">
      <style:text-properties style:text-underline-style="none"/>
    </style:style>
    <style:style style:name="P13" style:family="paragraph" style:parent-style-name="Text_20_body">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14" style:family="paragraph" style:parent-style-name="Text_20_body">
      <style:paragraph-properties fo:margin-top="0cm" fo:margin-bottom="0cm" fo:text-align="start" style:justify-single-word="false"/>
      <style:text-properties style:font-name="sans-serif" fo:font-size="11pt" style:text-underline-style="none" fo:font-weight="normal" style:font-size-asian="11pt" style:font-weight-asian="normal" style:font-size-complex="11pt" style:font-weight-complex="normal"/>
    </style:style>
    <style:style style:name="T1" style:family="text">
      <style:text-properties fo:font-weight="bold" style:font-weight-asian="bold"/>
    </style:style>
    <style:style style:name="T2" style:family="text">
      <style:text-properties style:font-name="sans-serif" fo:font-size="14.25pt"/>
    </style:style>
    <style:style style:name="T3" style:family="text">
      <style:text-properties style:font-size-asian="11pt" style:font-size-complex="11pt"/>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Absatz-Standardschriftart"><text:span text:style-name="T1">Team</text:span></text:span>: Gruppe 1, Team 1; Alex Mantel, Daniel Hofmeister</text:p>
      <text:p text:style-name="Standard"><text:span text:style-name="Absatz-Standardschriftart"><text:span text:style-name="T1">Aufgabenaufteilung</text:span></text:span>: </text:p>
      <text:list xml:id="list7259654793402684078" text:style-name="L1">
        <text:list-item>
          <text:p text:style-name="P11">Alex Mantel <text:line-break/>Implementierung der GUI und des BFS sowie Architektur des Projektes.</text:p>
        </text:list-item>
        <text:list-item>
          <text:p text:style-name="P11">Daniel Hofmeister, <text:line-break/>Implementierung des File load, Graph Generation, File save.</text:p>
        </text:list-item>
      </text:list>
      <text:p text:style-name="Standard"><text:span text:style-name="Absatz-Standardschriftart"><text:span text:style-name="T1">Quellenangaben</text:span></text:span>: Von Kommilitone Simon Kosch haben wir den RegEx übernommen.</text:p>
      <text:p text:style-name="Standard"><text:span text:style-name="Absatz-Standardschriftart"><text:span text:style-name="T1">Bearbeitungszeitraum</text:span></text:span>: Alex Mantel <text:tab/><text:tab/>70 Stunden<text:line-break/><text:tab/><text:tab/><text:tab/>Daniel Hofmeister <text:tab/>70 Stunden</text:p>
      <text:p text:style-name="Standard"><text:span text:style-name="Absatz-Standardschriftart"><text:span text:style-name="T1">Aktueller Stand</text:span></text:span>: Alles fertig implementiert.</text:p>
      <text:p text:style-name="Standard"/>
      <text:h text:style-name="P12" text:outline-level="2">Dokumentation:</text:h>
      <text:p text:style-name="P10"><text:span text:style-name="T2">Algorithmus:</text:span></text:p>
      <text:list xml:id="list877032389250109093" text:style-name="L2">
        <text:list-item>
          <text:p text:style-name="P8">vollstände abdeckung der schwachen Komponente</text:p>
        </text:list-item>
        <text:list-item>
          <text:p text:style-name="P8"/>
        </text:list-item>
      </text:list>
      <text:p text:style-name="P4"/>
      <text:p text:style-name="P4"/>
      <text:p text:style-name="P4"/>
      <text:p text:style-name="P4">Datenstrukturen:</text:p>
      <text:p text:style-name="P6"><text:span text:style-name="T3">Es wurden keine eigenen Datenstrukturen angelegt. Wir sind jedoch noch am debatieren eine eigene Edge erstellen, welche die DefaultEdge und DefaultWeightedEdge überschreiben.</text:span></text:p>
      <text:p text:style-name="P4"/>
      <text:p text:style-name="P4">Implementierung:</text:p>
      <text:p text:style-name="P7">Wir haben uns an der MVC (Model-View-Control) Architektur orientiert um unser Projekt erstellen. </text:p>
      <text:p text:style-name="P7">Die Hauptaspekte der grundlegenden Implentierung, das Laden und Speichern der Dateien, sowie das erstellen der Graphen aus den geladenen Dateien, wurden in zwei seperaten Dateien behandelt, dem FileHandler und GraphHandler. </text:p>
      <text:p text:style-name="P7">Der FileHandler gibt durch das Laden der Datei eine ArrayList&lt;String&gt; zurück, welche die Informationen des Graphen enthält. Die einzelnen Tupel werden dabei im Format:<text:line-break/>„Knoten1+ (- - / - &gt;)* + Knoten2* + ( : )* + Gewicht“ ausgegeben.<text:line-break/>Der GraphHandler nimmt nun dieses Format und parst die wichtigen Informationen heraus um die Graphen zu stellen. Der fertige Graph wird dann über den Maincontroller an die View gegeben um visualisiert zu werden.</text:p>
      <text:p text:style-name="P7">Genau andersrum funktioniert das Prinzip beim speichern, wo der GraphHandler die relevanten Informationen aus dem Graph liest und der Filehandler diesen dann in einer Datei speichert.</text:p>
      <text:p text:style-name="P4"/>
      <text:p text:style-name="P4"><text:soft-page-break/>Tests:</text:p>
      <text:p text:style-name="P7">Hier haben wir rudimentäre Tests durchgeführt um das korrekte Laden und Speichern von den verschiedenen Graphen sicher zu stellen. Weiterhin haben auch das Erstellen der Graphen und die Breitensuche auf ihre korrekte Funktionalität überprüft. </text:p>
      <text:p text:style-name="P4"/>
      <text:p text:style-name="P4"/>
      <text:p text:style-name="P4">Beantwortung der Fragen:</text:p>
      <text:p text:style-name="P3"/>
      <text:p text:style-name="P1">Was passiert, wenn Knotennamen mehrfach auftreten?</text:p>
      <text:p text:style-name="P13">Mehrfache Knotennamen werden ignoriert. Jeder Knoten muss einen einzigartigen (unique) Namen besitzen um ihn als Quell- oder Zielknoten von Kanten bestimmen zu können. Gäbe es zwei Knoten mit dem Namen "Node1" und einen Knoten "Node2" und man hätte eine Kante "Node1 -&gt; Node2" so würde nicht klar sein, von welchem der zwei "Node1"-Knoten diese Kante nun ausgeht. Auch eine Kante "Node1—Node1" zum Beispiel könnte in diesem Fall ein Loop in einem der beiden sein, oder eine Verbindung zwischen den beiden.</text:p>
      <text:p text:style-name="P1"/>
      <text:p text:style-name="P1">Wie unterscheidet sich der BFS für gerichtete und ungerichtete Graphen?</text:p>
      <text:list xml:id="list2824846661578297278" text:style-name="L3">
        <text:list-item>
          <text:p text:style-name="P9">der algo behandelt beide gleich</text:p>
        </text:list-item>
        <text:list-item>
          <text:p text:style-name="P9">der unterschied ist in den funktionen versteckt</text:p>
          <text:list>
            <text:list-item>
              <text:p text:style-name="P9">bei direkt ist es so, dass bei dem aufbau der map schauen muss, dass es ausgehende kanten sind. Man nimmt dabei den Zielknoten.</text:p>
            </text:list-item>
            <text:list-item>
              <text:p text:style-name="P9">Beim undir ist es egal.</text:p>
            </text:list-item>
          </text:list>
        </text:list-item>
        <text:list-item>
          <text:p text:style-name="P9">Bei der kürzesten weg ermittlung unterscheidet man auch noch, dass es eingehende kanten sind und das es dir source ist, nicht der target. </text:p>
        </text:list-item>
      </text:list>
      <text:p text:style-name="P1"/>
      <text:p text:style-name="P1">Wie können Sie testen, dass Ihre Implementation auch für sehr große Graphen richtig ist?</text:p>
      <text:p text:style-name="P14">Es ist prinzipiell nicht möglich zu beweisen oder sicher zu stellen, dass eine Implentation für beliebig Große Graphen korrekt ist, da man früher oder später an Limits des Speichers oder des Prozessors stößt. Hat man bereits einen Algorithmus implementiert der sicher funktioniert, so kann man durch Vergleich der beiden Algorithmen seine eigene Implementation testen. Hierfür erstellt man zufällige Graphen, lässt beide Algorithmen über Sie laufen und vergleicht anschließend die Ergebni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rof. Dr. Klauck</meta:initial-creator>
    <dc:creator>Daniel H</dc:creator>
    <meta:creation-date>2011-07-05T12:37:00Z</meta:creation-date>
    <dc:date>2014-10-14T14:26:10.79</dc:date>
    <meta:editing-cycles>16</meta:editing-cycles>
    <meta:editing-duration>PT2H40M2S</meta:editing-duration>
    <meta:document-statistic meta:table-count="0" meta:image-count="0" meta:object-count="0" meta:page-count="2" meta:paragraph-count="30" meta:word-count="517" meta:character-count="3513"/>
    <meta:template xlink:type="simple" xlink:actuate="onRequest" xlink:title="" xlink:href="../PFormal.odt/Normal.dotm"/>
  </office:meta>
</office:document-meta>
</file>